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 Pompadour Bold Sample" svg:font-family="'A Pompadour Bold Sample'" style:font-family-generic="roman" style:font-pitch="variable"/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635cm" fo:margin-right="0cm" fo:text-indent="0.614cm" style:auto-text-indent="false"/>
    </style:style>
    <style:style style:name="P2" style:family="paragraph" style:parent-style-name="List_20_Paragraph">
      <style:paragraph-properties fo:margin-left="0.635cm" fo:margin-right="0cm" fo:text-indent="0.614cm" style:auto-text-indent="false"/>
      <style:text-properties fo:color="#000000" style:font-name="Arial Narrow" officeooo:paragraph-rsid="00072e7a" style:font-name-complex="Times New Roman1" style:font-size-complex="12pt"/>
    </style:style>
    <style:style style:name="P3" style:family="paragraph" style:parent-style-name="List_20_Paragraph">
      <style:paragraph-properties fo:margin-left="0.635cm" fo:margin-right="0cm" fo:text-indent="0.614cm" style:auto-text-indent="false"/>
      <style:text-properties style:font-name="Arial Narrow" style:font-name-complex="Times New Roman1" style:font-size-complex="12pt"/>
    </style:style>
    <style:style style:name="P4" style:family="paragraph" style:parent-style-name="List_20_Paragraph">
      <style:paragraph-properties fo:margin-left="0.635cm" fo:margin-right="0cm" fo:text-indent="0.614cm" style:auto-text-indent="false"/>
      <style:text-properties style:font-name="Arial Narrow" officeooo:paragraph-rsid="00072e7a" style:font-name-complex="Times New Roman1" style:font-size-complex="12pt"/>
    </style:style>
    <style:style style:name="P5" style:family="paragraph" style:parent-style-name="List_20_Paragraph">
      <style:paragraph-properties fo:margin-left="0.635cm" fo:margin-right="0cm" fo:text-indent="0.614cm" style:auto-text-indent="false"/>
      <style:text-properties style:font-name="Arial Narrow" officeooo:rsid="000916d2" officeooo:paragraph-rsid="000916d2" style:font-name-complex="Times New Roman1" style:font-size-complex="12pt"/>
    </style:style>
    <style:style style:name="P6" style:family="paragraph" style:parent-style-name="List_20_Paragraph">
      <style:paragraph-properties fo:margin-left="0.635cm" fo:margin-right="0cm" fo:text-indent="0.614cm" style:auto-text-indent="false"/>
      <style:text-properties fo:color="#24292e" style:font-name="Arial Narrow" style:font-name-asian="Times New Roman1" style:language-asian="fr" style:country-asian="FR" style:font-name-complex="Segoe UI"/>
    </style:style>
    <style:style style:name="P7" style:family="paragraph" style:parent-style-name="List_20_Paragraph">
      <style:paragraph-properties fo:margin-left="0.635cm" fo:margin-right="0cm" fo:text-indent="0.614cm" style:auto-text-indent="false"/>
      <style:text-properties officeooo:paragraph-rsid="00072e7a"/>
    </style:style>
    <style:style style:name="P8" style:family="paragraph" style:parent-style-name="List_20_Paragraph">
      <style:paragraph-properties fo:margin-left="0.635cm" fo:margin-right="0cm" fo:text-indent="0cm" style:auto-text-indent="false"/>
      <style:text-properties officeooo:paragraph-rsid="00072e7a"/>
    </style:style>
    <style:style style:name="P9" style:family="paragraph" style:parent-style-name="List_20_Paragraph">
      <style:paragraph-properties fo:margin-left="1.249cm" fo:margin-right="0cm" fo:text-indent="0cm" style:auto-text-indent="false"/>
    </style:style>
    <style:style style:name="P10" style:family="paragraph" style:parent-style-name="Standard">
      <style:paragraph-properties fo:margin-left="1.249cm" fo:margin-right="0cm" fo:text-indent="0cm" style:auto-text-indent="false"/>
    </style:style>
    <style:style style:name="P11" style:family="paragraph" style:parent-style-name="Standard">
      <style:text-properties fo:color="#000000" style:font-name="Arial Narrow" style:font-name-complex="Times New Roman1" style:font-size-complex="12pt"/>
    </style:style>
    <style:style style:name="P12" style:family="paragraph" style:parent-style-name="Standard">
      <style:text-properties style:font-name-complex="Calibri"/>
    </style:style>
    <style:style style:name="P13" style:family="paragraph" style:parent-style-name="Standard">
      <style:text-properties style:font-name="Cooper Black" fo:font-size="12pt" style:text-underline-style="solid" style:text-underline-width="auto" style:text-underline-color="font-color" style:font-size-asian="12pt"/>
    </style:style>
    <style:style style:name="P14" style:family="paragraph" style:parent-style-name="Standard">
      <style:text-properties style:font-name="Cooper Black" fo:font-size="12pt" style:text-underline-style="solid" style:text-underline-width="auto" style:text-underline-color="font-color" officeooo:paragraph-rsid="00072e7a" style:font-size-asian="12pt"/>
    </style:style>
    <style:style style:name="P15" style:family="paragraph" style:parent-style-name="Standard">
      <style:paragraph-properties fo:text-align="center" style:justify-single-word="false"/>
      <style:text-properties style:font-name="A Pompadour Bold Sample" fo:font-size="14pt" fo:font-weight="bold" officeooo:paragraph-rsid="00072e7a" style:font-size-asian="14pt" style:font-weight-asian="bold"/>
    </style:style>
    <style:style style:name="P16" style:family="paragraph" style:parent-style-name="Standard">
      <style:text-properties fo:font-size="12pt" fo:font-style="italic" style:font-size-asian="12pt" style:font-style-asian="italic" style:font-name-complex="Calibri"/>
    </style:style>
    <style:style style:name="P17" style:family="paragraph" style:parent-style-name="Standard">
      <style:text-properties fo:font-size="12pt" fo:font-style="italic" officeooo:paragraph-rsid="00072e7a" style:font-size-asian="12pt" style:font-style-asian="italic" style:font-name-complex="Calibri" style:font-size-complex="12pt"/>
    </style:style>
    <style:style style:name="P18" style:family="paragraph" style:parent-style-name="Standard">
      <style:text-properties fo:font-size="12pt" fo:font-style="italic" officeooo:paragraph-rsid="00072e7a" style:font-size-asian="12pt" style:font-style-asian="italic" style:font-name-complex="Calibri"/>
    </style:style>
    <style:style style:name="P19" style:family="paragraph" style:parent-style-name="Standard">
      <style:text-properties fo:font-size="12pt" fo:font-style="italic" officeooo:paragraph-rsid="00072e7a" style:font-size-asian="12pt" style:font-style-asian="italic"/>
    </style:style>
    <style:style style:name="P20" style:family="paragraph" style:parent-style-name="Standard">
      <style:text-properties officeooo:paragraph-rsid="00072e7a"/>
    </style:style>
    <style:style style:name="P21" style:family="paragraph" style:parent-style-name="List_20_Paragraph">
      <style:text-properties style:font-name="Arial Narrow" officeooo:paragraph-rsid="00072e7a" style:font-name-complex="Times New Roman1" style:font-size-complex="12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officeooo:paragraph-rsid="00072e7a"/>
    </style:style>
    <style:style style:name="P23" style:family="paragraph" style:parent-style-name="List_20_Paragraph">
      <style:paragraph-properties fo:margin-left="0.635cm" fo:margin-right="0cm" fo:text-indent="0.614cm" style:auto-text-indent="false"/>
      <style:text-properties style:font-name="Arial Narrow" officeooo:paragraph-rsid="00072e7a" style:font-name-complex="Times New Roman1" style:font-size-complex="12pt"/>
    </style:style>
    <style:style style:name="P24" style:family="paragraph" style:parent-style-name="List_20_Paragraph">
      <style:paragraph-properties fo:margin-left="0.635cm" fo:margin-right="0cm" fo:text-indent="0.614cm" style:auto-text-indent="false"/>
      <style:text-properties style:font-name="Arial Narrow" officeooo:rsid="000916d2" officeooo:paragraph-rsid="0009c149" style:font-name-complex="Times New Roman1" style:font-size-complex="12pt"/>
    </style:style>
    <style:style style:name="T1" style:family="text">
      <style:text-properties style:font-name="A Pompadour Bold Sample" fo:font-size="14pt" style:font-size-asian="14pt"/>
    </style:style>
    <style:style style:name="T2" style:family="text">
      <style:text-properties style:font-name="Times New Roman" fo:font-size="14pt" style:font-size-asian="14pt" style:font-name-complex="Times New Roman1"/>
    </style:style>
    <style:style style:name="T3" style:family="text">
      <style:text-properties style:font-name="Cambria" fo:font-size="14pt" style:font-size-asian="14pt"/>
    </style:style>
    <style:style style:name="T4" style:family="text">
      <style:text-properties style:font-name="Arial Narrow"/>
    </style:style>
    <style:style style:name="T5" style:family="text">
      <style:text-properties style:font-name="Arial Narrow" style:font-name-complex="Times New Roman1" style:font-size-complex="12pt"/>
    </style:style>
    <style:style style:name="T6" style:family="text">
      <style:text-properties fo:color="#000000" style:font-name="Arial Narrow" style:font-name-complex="Times New Roman1" style:font-size-complex="12pt"/>
    </style:style>
    <style:style style:name="T7" style:family="text">
      <style:text-properties fo:color="#000000" style:font-name="Arial Narrow" fo:font-style="italic" style:font-style-asian="italic" style:font-name-complex="Times New Roman1" style:font-size-complex="12pt"/>
    </style:style>
    <style:style style:name="T8" style:family="text">
      <style:text-properties fo:color="#000000" style:font-name="Arial Narrow" style:font-name-complex="Segoe UI"/>
    </style:style>
    <style:style style:name="T9" style:family="text">
      <style:text-properties fo:color="#24292e" style:font-name="Arial Narrow" style:font-name-asian="Times New Roman1" style:language-asian="fr" style:country-asian="FR" style:font-name-complex="Segoe UI"/>
    </style:style>
    <style:style style:name="T10" style:family="text">
      <style:text-properties fo:color="#24292e" style:font-name="Arial Narrow" fo:font-style="italic" style:font-name-asian="Times New Roman1" style:language-asian="fr" style:country-asian="FR" style:font-style-asian="italic" style:font-name-complex="Segoe UI"/>
    </style:style>
    <style:style style:name="T11" style:family="text">
      <style:text-properties officeooo:rsid="0009c1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Manuel d</text:span><text:span text:style-name="T2">’</text:span><text:span text:style-name="T1">assurance qualit</text:span><text:span text:style-name="T3">é</text:span></text:p>
      <text:p text:style-name="P15">NORME</text:p>
      <text:p text:style-name="P15"/>
      <text:p text:style-name="P15"/>
      <text:p text:style-name="P15"/>
      <text:p text:style-name="P15"/>
      <text:p text:style-name="P20"/>
      <text:p text:style-name="P14">Nomenclature :</text:p>
      <text:p text:style-name="P19">Classes</text:p>
      <text:p text:style-name="P4">Les noms de classes sont en CamelCase (les premières lettres de chaque mot sont des majuscules).</text:p>
      <text:p text:style-name="P21">Les noms de classes, méthodes et variables sont en anglais.</text:p>
      <text:p text:style-name="P21"/>
      <text:p text:style-name="P8"/>
      <text:p text:style-name="P17">Méthodes</text:p>
      <text:p text:style-name="P4">La première lettre des méthodes est une minuscule.</text:p>
      <text:p text:style-name="P24">Le premier mot d’<text:span text:style-name="T11">un nom de</text:span> variable composé commence par une minuscule et les suivants par une <text:tab/>majuscule.</text:p>
      <text:p text:style-name="P4">Si le nom d’une méthode est composé, la première lettre de chaque mot doit être en majuscule.<text:tab/></text:p>
      <text:p text:style-name="P7"><text:span text:style-name="T6">Les méthodes pour obtenir la valeur d'un champ doivent commencer par </text:span><text:span text:style-name="T7">get</text:span><text:span text:style-name="T6"> suivi du nom du champ.</text:span></text:p>
      <text:p text:style-name="P7"><text:span text:style-name="T6">Les méthodes pour mettre à jour la valeur d'un champ doivent commencer par </text:span><text:span text:style-name="T7">set </text:span><text:span text:style-name="T6">suivi du nom du champ.</text:span></text:p>
      <text:p text:style-name="P7"><text:span text:style-name="T6">Les méthodes de conversion devraient commencer par </text:span><text:span text:style-name="T7">to </text:span><text:span text:style-name="T6">suivi par le nom de la classe renvoyée à la suite de la conversion.</text:span></text:p>
      <text:p text:style-name="P7"><text:span text:style-name="T6">Les méthodes qui retournent un booléen doivent commencer par</text:span><text:span text:style-name="T7"> is</text:span><text:span text:style-name="T6"> suivi d’un verbe.</text:span></text:p>
      <text:p text:style-name="P4">Les autres noms de méthodes doivent contenir un verbe.</text:p>
      <text:p text:style-name="P4"/>
      <text:p text:style-name="P2"/>
      <text:p text:style-name="P19">Variables</text:p>
      <text:p text:style-name="P2">La première lettre d’une variable est obligatoirement une minuscule.</text:p>
      <text:p text:style-name="P4">Seuls les noms de macros et de constantes sont en majuscules.</text:p>
      <text:p text:style-name="P5">Le premier mot <text:s/><text:span text:style-name="T11">du nom </text:span>d’une variable composé commence par une minuscule et les suivants par une <text:tab/>majuscule.</text:p>
      <text:p text:style-name="P1"><text:span text:style-name="T5">Les noms donnés aux variables ne doivent pas être abrégés (</text:span><text:span text:style-name="T6">sauf pour des variables provisoires</text:span><text:span text:style-name="T5">)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1"/>
      <text:p text:style-name="P14">Forme :</text:p>
      <text:p text:style-name="P18">Globale</text:p>
      <text:p text:style-name="P10"><text:span text:style-name="T9">Il est préférable de ne mettre qu’une classe par fichier.<text:line-break/>Un header et des commentaires sont obligatoires.<text:line-break/>Les sources nécessaires à la compilation doivent être cités dans un </text:span><text:span text:style-name="T10">Makefile</text:span><text:span text:style-name="T9">.<text:line-break/></text:span><text:span text:style-name="T8">L'unité </text:span><text:span text:style-name="T9">d’indentation est de 4 espaces.<text:line-break/>Une ligne vide ne doit pas contenir d’espace ou de tabulation.<text:line-break/>Une ligne ne devrait jamais se terminer par des espaces ou des tabulations.<text:line-break/>Après une accolade ouvrante comme fermante ou une fin de bloc, il faut retourner à la ligne.<text:line-break/>Chaque virgule ou point-virgule doit être suivi d’un espace, sauf en fin de ligne.<text:line-break/>Une ligne blanche devrait toujours être utilisée avant la déclaration d’une méthode.<text:line-break/>Une ligne blanche devrait toujours être utilisée avant un commentaire.<text:line-break/>Une ligne blanche peut être utilisée pour découpe des parties logiques du code<text:line-break/>Un espace vide devrait toujours être utilisé entre un mot réservé et une parenthèse.</text:span></text:p>
      <text:p text:style-name="P12"/>
      <text:p text:style-name="P13"/>
      <text:p text:style-name="P13"/>
      <text:p text:style-name="P16">Dans le scope d’un programme</text:p>
      <text:p text:style-name="P6">Chaque déclaration de variable doit être indentée sur la même colonne.</text:p>
      <text:p text:style-name="P1"><text:span text:style-name="T9">Tous les opérateurs (y compris les opérateurs binaires) à la différence de </text:span><text:span text:style-name="T6">'*', '/' et '%' doivent être séparés <text:tab/>par seulement un espace.</text:span></text:p>
      <text:p text:style-name="P9"><text:span text:style-name="T4">Aucune instance n’est pas utilisée.<text:line-break/></text:span><text:span text:style-name="T9">Les conversions de types explicites (</text:span><text:span text:style-name="T10">cast</text:span><text:span text:style-name="T9">) doivent être suivies d’un espace.<text:line-break/>Autant que possible utiliser </text:span><text:span text:style-name="T10">this.</text:span><text:bookmark text:name="_GoBack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 Pompadour Bold Sample" svg:font-family="'A Pompadour Bold Sample'" style:font-family-generic="roman" style:font-pitch="variable"/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02" style:display-name="ListLabel 102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9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0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0:05.332647780</meta:creation-date>
    <dc:date>2018-12-07T13:38:50.436432622</dc:date>
    <meta:editing-duration>PT13M18S</meta:editing-duration>
    <meta:editing-cycles>3</meta:editing-cycles>
    <meta:generator>LibreOffice/5.4.7.2$Linux_X86_64 LibreOffice_project/40m0$Build-2</meta:generator>
    <meta:document-statistic meta:table-count="0" meta:image-count="0" meta:object-count="0" meta:page-count="2" meta:paragraph-count="27" meta:word-count="413" meta:character-count="2514" meta:non-whitespace-character-count="2123"/>
  </office:meta>
</office:document-meta>
</file>